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style:style style:name="P2" style:family="paragraph" style:parent-style-name="Standard">
      <style:text-properties style:font-name="Cantarell"/>
    </style:style>
    <style:style style:name="P3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 style:list-style-name="L2">
      <style:text-properties fo:font-size="6pt" style:font-size-asian="5.25pt" style:font-size-complex="6pt"/>
    </style:style>
    <style:style style:name="P7" style:family="paragraph" style:parent-style-name="Table_20_Contents" style:list-style-name="L2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s of Meeting </text:p>
      <text:p text:style-name="P2">GMRT</text:p>
      <text:p text:style-name="Standard"/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eeting</text:p>
          </table:table-cell>
          <table:table-cell table:style-name="Table1.B1" office:value-type="string">
            <text:p text:style-name="Table_20_Contents">Meeting related to In House CMS development</text:p>
          </table:table-cell>
        </table:table-row>
        <table:table-row>
          <table:table-cell table:style-name="Table1.A2" office:value-type="string">
            <text:p text:style-name="P1">Held on</text:p>
          </table:table-cell>
          <table:table-cell table:style-name="Table1.B2" office:value-type="string">
            <text:p text:style-name="Table_20_Contents">14-Aug-2012; Time : 3.30 PM to 5.30 PM; GMRT user's room</text:p>
          </table:table-cell>
        </table:table-row>
        <table:table-row>
          <table:table-cell table:style-name="Table1.A2" office:value-type="string">
            <text:p text:style-name="P1">Attendees</text:p>
          </table:table-cell>
          <table:table-cell table:style-name="Table1.B2" office:value-type="string">
            <text:p text:style-name="Table_20_Contents">Nimisha, Jitendra, Raju, Santaji and Naresh</text:p>
          </table:table-cell>
        </table:table-row>
        <table:table-row>
          <table:table-cell table:style-name="Table1.A4" office:value-type="string">
            <text:p text:style-name="P1">Agenda</text:p>
          </table:table-cell>
          <table:table-cell table:style-name="Table1.B2" office:value-type="string">
            <text:p text:style-name="Table_20_Contents">In House CMS development </text:p>
          </table:table-cell>
        </table:table-row>
        <table:table-row>
          <table:table-cell table:style-name="Table1.A4" office:value-type="string">
            <text:p text:style-name="P1">Highlights</text:p>
            <text:p text:style-name="P1">and items</text:p>
            <text:p text:style-name="P1">discussed </text:p>
          </table:table-cell>
          <table:table-cell table:style-name="Table1.B2" office:value-type="string">
            <text:p text:style-name="Table_20_Contents"><text:s text:c="13"/>Discussed following items :</text:p>
            <text:p text:style-name="Table_20_Contents"/>
            <text:list xml:id="list3357894511" text:style-name="L1">
              <text:list-item>
                <text:p text:style-name="P4">Naresh explained about old MCM card and New rabbit card.</text:p>
                <text:p text:style-name="P4">Rabbit has USB/Serial interface for programming.</text:p>
                <text:p text:style-name="P4">Rabbit will be programmed using dynamic C and it support multitasking.</text:p>
                <text:p text:style-name="P4">Rabbit <text:s/>4300 has 512 KB of RAM and separate 512 KB flash memory.</text:p>
                <text:p text:style-name="P4">Rabbit support 2 GB of SD memory. Rabbit memory has more than enough </text:p>
                <text:p text:style-name="P4">memory for it'd operation.</text:p>
                <text:p text:style-name="P4">Old MCM has 16 control channel and Rabbit has 32 control channel.</text:p>
                <text:p text:style-name="P4">New MCM support 2 SPI port for Analog system.</text:p>
                <text:p text:style-name="P4">LO monitoring requires some searching for frequency to voltage conversion.</text:p>
              </text:list-item>
            </text:list>
            <text:p text:style-name="Table_20_Contents"><text:s text:c="12"/>Old MCM is used by baseband system for 4<text:span text:style-name="T2">th</text:span> LO.</text:p>
            <text:p text:style-name="Table_20_Contents"><text:s text:c="12"/>New MCM is used for GPU correlator.</text:p>
            <text:p text:style-name="Table_20_Contents"><text:s text:c="12"/>CEB 0 used to reset all ABCs.</text:p>
            <text:p text:style-name="Table_20_Contents"><text:s text:c="12"/>Old MCM supports only serial, New MCM supports Serial/Ethernet.</text:p>
            <text:p text:style-name="Table_20_Contents"><text:s text:c="12"/>Rabbit processor supports floating point calculations and has RTC.</text:p>
            <text:p text:style-name="Table_20_Contents"><text:s text:c="12"/>Old MCM has to get commands in a proper protocol.</text:p>
            <text:p text:style-name="Table_20_Contents"><text:s text:c="12"/>New MCM can accept ASCII based commands from New Online.</text:p>
            <text:list xml:id="list2083876759" text:style-name="L2">
              <text:list-header>
                <text:p text:style-name="P6"/>
              </text:list-header>
              <text:list-item>
                <text:p text:style-name="P7">Raju explained about various work done on TELESET-ABCCOM software chain.</text:p>
                <text:p text:style-name="P7"/>
              </text:list-item>
              <text:list-item>
                <text:p text:style-name="P7">We have to get input from Charu regarding Rabbit Old MCM program testing</text:p>
                <text:p text:style-name="P7"><text:s/>with antenna sub-systems.</text:p>
                <text:p text:style-name="P7"/>
              </text:list-item>
              <text:list-item>
                <text:p text:style-name="P7">Existing Online follow Client/Server model for interaction with DAS chain.</text:p>
                <text:p text:style-name="P7">Online send ASCII based command to DAS system.</text:p>
                <text:p text:style-name="P7"/>
              </text:list-item>
              <text:list-item>
                <text:p text:style-name="P7">We should build system in such a way that it should run 20 years.</text:p>
              </text:list-item>
            </text:list>
            <text:p text:style-name="P3"><text:s text:c="7"/></text:p>
            <text:p text:style-name="P3"><text:s text:c="2"/></text:p>
            <text:list xml:id="list768550365" text:continue-numbering="true" text:style-name="L2">
              <text:list-header>
                <text:p text:style-name="P5"/>
              </text:list-header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08-14T18:09:51</dc:date>
    <dc:creator>teleset </dc:creator>
    <meta:editing-duration>PT3H13M52S</meta:editing-duration>
    <meta:editing-cycles>30</meta:editing-cycles>
    <meta:generator>LibreOffice/3.4$Linux LibreOffice_project/340m1$Build-502</meta:generator>
    <meta:document-statistic meta:table-count="1" meta:image-count="0" meta:object-count="0" meta:page-count="1" meta:paragraph-count="40" meta:word-count="271" meta:character-count="1636" meta:non-whitespace-character-count="1299"/>
  </office:meta>
</office:document-meta>
</file>